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318cm" svg:height="8.616cm" svg:x="0.029cm" svg:y="0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05-26T13:15:27.703733703</dc:date>
    <meta:editing-duration>PT5M4S</meta:editing-duration>
    <meta:editing-cycles>22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19cm" svg:height="8.617cm" xlink:href="." xlink:type="simple" chart:class="chart:scatter" chart:style-name="ch1">
        <chart:plot-area chart:style-name="ch2" chart:data-source-has-labels="both" svg:x="0.306cm" svg:y="0.172cm" svg:width="14.707cm" svg:height="8.273cm">
          <chartooo:coordinate-region svg:x="0.848cm" svg:y="0.371cm" svg:width="14.071cm" svg:height="7.875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963507348203432">
                <text:p>-0.9635073482034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851558583130146">
                <text:p>-0.8515585831301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125581039058626">
                <text:p>0.1255810390586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374762629171448">
                <text:p>0.3747626291714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963507348203432">
                <text:p>0.9635073482034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851558583130148">
                <text:p>0.8515585831301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618033988749896">
                <text:p>0.6180339887498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374762629171451">
                <text:p>0.3747626291714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7.34788079488412E-016">
                <text:p>7.34788079488412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